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Column17" style:family="table-column">
      <style:table-column-properties style:column-width="3.3916in"/>
    </style:style>
    <style:style style:name="TableColumn18" style:family="table-column">
      <style:table-column-properties style:column-width="2.8965in"/>
    </style:style>
    <style:style style:name="TableColumn19" style:family="table-column">
      <style:table-column-properties style:column-width="2.2229in"/>
    </style:style>
    <style:style style:name="TableColumn20" style:family="table-column">
      <style:table-column-properties style:column-width="2.5145in"/>
    </style:style>
    <style:style style:name="Table16" style:family="table">
      <style:table-properties style:width="11.0256in" fo:margin-left="-0.693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24" style:parent-style-name="Hyperlink" style:family="text">
      <style:text-properties fo:font-weight="bold" style:font-weight-asian="bold" style:font-weight-complex="bold"/>
    </style:style>
    <style:style style:name="T25" style:parent-style-name="Hyperlink" style:family="text">
      <style:text-properties fo:font-weight="bold" style:font-weight-asian="bold" style:font-weight-complex="bold"/>
    </style:style>
    <style:style style:name="T26" style:parent-style-name="Hyperlink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" style:parent-style-name="Hyperlink" style:family="text">
      <style:text-properties fo:font-weight="bold" style:font-weight-asian="bold" style:font-weight-complex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fo:font-size="9pt" style:font-size-asian="9pt" style:font-size-complex="9pt"/>
    </style:style>
    <style:style style:name="T40" style:parent-style-name="Hyperlink" style:family="text">
      <style:text-properties fo:font-size="9pt" style:font-size-asian="9pt" style:font-size-complex="9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fo:font-size="9pt" style:font-size-asian="9pt" style:font-size-complex="9pt"/>
    </style:style>
    <style:style style:name="T53" style:parent-style-name="Hyperlink" style:family="text">
      <style:text-properties fo:font-size="9pt" style:font-size-asian="9pt" style:font-size-complex="9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fo:font-size="9pt" style:font-size-asian="9pt" style:font-size-complex="9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fo:font-size="9pt" style:font-size-asian="9pt" style:font-size-complex="9pt"/>
    </style:style>
    <style:style style:name="T85" style:parent-style-name="DefaultParagraphFont" style:family="text">
      <style:text-properties fo:font-size="9pt" style:font-size-asian="9pt" style:font-size-complex="9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05" style:parent-style-name="DefaultParagraphFont" style:family="text">
      <style:text-properties fo:font-size="9pt" style:font-size-asian="9pt" style:font-size-complex="9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124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25" style:parent-style-name="DefaultParagraphFont" style:family="text">
      <style:text-properties fo:font-size="9pt" style:font-size-asian="9pt" style:font-size-complex="9pt"/>
    </style:style>
    <style:style style:name="T126" style:parent-style-name="DefaultParagraphFont" style:family="text">
      <style:text-properties fo:font-size="9pt" style:font-size-asian="9pt" style:font-size-complex="9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163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fo:font-size="9pt" style:font-size-asian="9pt" style:font-size-complex="9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174" style:parent-style-name="DefaultParagraphFont" style:family="text">
      <style:text-properties fo:font-size="9pt" style:font-size-asian="9pt" style:font-size-complex="9pt"/>
    </style:style>
    <style:style style:name="T175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76" style:parent-style-name="DefaultParagraphFont" style:family="text">
      <style:text-properties fo:font-size="9pt" style:font-size-asian="9pt" style:font-size-complex="9pt"/>
    </style:style>
    <style:style style:name="T177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224" style:parent-style-name="DefaultParagraphFont" style:family="text">
      <style:text-properties fo:font-size="9pt" style:font-size-asian="9pt" style:font-size-complex="9pt"/>
    </style:style>
    <style:style style:name="T225" style:parent-style-name="DefaultParagraphFont" style:family="text">
      <style:text-properties fo:font-size="8pt" style:font-size-asian="8pt" style:font-size-complex="8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235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236" style:parent-style-name="DefaultParagraphFont" style:family="text">
      <style:text-properties fo:font-size="9pt" style:font-size-asian="9pt" style:font-size-complex="9pt"/>
    </style:style>
    <style:style style:name="T237" style:parent-style-name="DefaultParagraphFont" style:family="text">
      <style:text-properties fo:font-size="9pt" style:font-size-asian="9pt" style:font-size-complex="9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247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248" style:parent-style-name="DefaultParagraphFont" style:family="text">
      <style:text-properties fo:font-size="9pt" style:font-size-asian="9pt" style:font-size-complex="9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285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286" style:parent-style-name="DefaultParagraphFont" style:family="text">
      <style:text-properties fo:font-size="8pt" style:font-size-asian="8pt" style:font-size-complex="8pt"/>
    </style:style>
    <style:style style:name="T287" style:parent-style-name="DefaultParagraphFont" style:family="text">
      <style:text-properties fo:font-size="8pt" style:font-size-asian="8pt" style:font-size-complex="8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297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298" style:parent-style-name="DefaultParagraphFont" style:family="text">
      <style:text-properties fo:font-size="9pt" style:font-size-asian="9pt" style:font-size-complex="9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P314" style:parent-style-name="Normal" style:family="paragraph">
      <style:paragraph-properties fo:break-before="page"/>
    </style:style>
    <style:style style:name="TableColumn316" style:family="table-column">
      <style:table-column-properties style:column-width="2.7569in"/>
    </style:style>
    <style:style style:name="TableColumn317" style:family="table-column">
      <style:table-column-properties style:column-width="0.6347in"/>
    </style:style>
    <style:style style:name="TableColumn318" style:family="table-column">
      <style:table-column-properties style:column-width="0.7416in"/>
    </style:style>
    <style:style style:name="TableColumn319" style:family="table-column">
      <style:table-column-properties style:column-width="2.1548in"/>
    </style:style>
    <style:style style:name="TableColumn320" style:family="table-column">
      <style:table-column-properties style:column-width="0.8604in"/>
    </style:style>
    <style:style style:name="TableColumn321" style:family="table-column">
      <style:table-column-properties style:column-width="1.3625in"/>
    </style:style>
    <style:style style:name="TableColumn322" style:family="table-column">
      <style:table-column-properties style:column-width="2.5145in"/>
    </style:style>
    <style:style style:name="Table315" style:family="table">
      <style:table-properties style:width="11.0256in" fo:margin-left="-0.693in" table:align="lef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326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27" style:parent-style-name="DefaultParagraphFont" style:family="text">
      <style:text-properties fo:font-size="9pt" style:font-size-asian="9pt" style:font-size-complex="9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364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65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66" style:parent-style-name="DefaultParagraphFont" style:family="text">
      <style:text-properties fo:font-size="9pt" style:font-size-asian="9pt" style:font-size-complex="9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385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386" style:parent-style-name="DefaultParagraphFont" style:family="text">
      <style:text-properties fo:font-size="9pt" style:font-size-asian="9pt" style:font-size-complex="9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</style:style>
    <style:style style:name="T405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406" style:parent-style-name="DefaultParagraphFont" style:family="text">
      <style:text-properties fo:font-size="9pt" style:font-size-asian="9pt" style:font-size-complex="9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</style:style>
    <style:style style:name="T425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426" style:parent-style-name="DefaultParagraphFont" style:family="text">
      <style:text-properties fo:font-size="9pt" style:font-size-asian="9pt" style:font-size-complex="9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433" style:family="table-row">
      <style:table-row-properties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T454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455" style:parent-style-name="DefaultParagraphFont" style:family="text">
      <style:text-properties fo:font-size="9pt" style:font-size-asian="9pt" style:font-size-complex="9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462" style:family="table-row">
      <style:table-row-properties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</style:style>
    <style:style style:name="T474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475" style:parent-style-name="DefaultParagraphFont" style:family="text">
      <style:text-properties fo:font-size="9pt" style:font-size-asian="9pt" style:font-size-complex="9pt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</style:style>
    <style:style style:name="T494" style:parent-style-name="DefaultParagraphFont" style:family="text">
      <style:text-properties fo:font-size="9pt" style:font-size-asian="9pt" style:font-size-complex="9pt"/>
    </style:style>
    <style:style style:name="T495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496" style:parent-style-name="DefaultParagraphFont" style:family="text">
      <style:text-properties fo:font-size="9pt" style:font-size-asian="9pt" style:font-size-complex="9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512" style:family="table-row">
      <style:table-row-properties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</style:style>
    <style:style style:name="T515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516" style:parent-style-name="DefaultParagraphFont" style:family="text">
      <style:text-properties fo:font-size="9pt" style:font-size-asian="9pt" style:font-size-complex="9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523" style:family="table-row">
      <style:table-row-properties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541" style:family="table-row">
      <style:table-row-properties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</style:style>
    <style:style style:name="T544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545" style:parent-style-name="DefaultParagraphFont" style:family="text">
      <style:text-properties fo:font-size="9pt" style:font-size-asian="9pt" style:font-size-complex="9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552" style:family="table-row">
      <style:table-row-properties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</style:style>
    <style:style style:name="T564" style:parent-style-name="DefaultParagraphFont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565" style:parent-style-name="DefaultParagraphFont" style:family="text">
      <style:text-properties fo:font-size="9pt" style:font-size-asian="9pt" style:font-size-complex="9pt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572" style:family="table-row">
      <style:table-row-properties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581" style:family="table-row">
      <style:table-row-properties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599" style:family="table-row">
      <style:table-row-properties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Row608" style:family="table-row">
      <style:table-row-properties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</style:style>
    <style:style style:name="TableRow617" style:family="table-row">
      <style:table-row-properties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Row632" style:family="table-row">
      <style:table-row-properties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</style:style>
    <style:style style:name="TableRow647" style:family="table-row">
      <style:table-row-properties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</style:style>
    <style:style style:name="TableRow662" style:family="table-row">
      <style:table-row-properties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</style:style>
    <style:style style:name="TableRow677" style:family="table-row">
      <style:table-row-properties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</style:style>
    <style:style style:name="TableRow692" style:family="table-row">
      <style:table-row-properties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</style:style>
    <style:style style:name="TableRow707" style:family="table-row">
      <style:table-row-properties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</style:style>
    <style:style style:name="TableRow722" style:family="table-row">
      <style:table-row-properties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</style:style>
    <style:style style:name="TableRow737" style:family="table-row">
      <style:table-row-properties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 fo:line-height="100%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</style:style>
    <style:style style:name="TableRow752" style:family="table-row">
      <style:table-row-properties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 fo:line-height="100%"/>
    </style:style>
    <style:style style:name="TableRow767" style:family="table-row">
      <style:table-row-properties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margin-bottom="0in" fo:line-height="100%"/>
    </style:style>
    <style:style style:name="TableRow782" style:family="table-row">
      <style:table-row-properties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margin-bottom="0in" fo:line-height="100%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margin-bottom="0in" fo:line-height="100%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fo:margin-bottom="0in" fo:line-height="100%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</style:style>
    <style:style style:name="TableRow797" style:family="table-row">
      <style:table-row-properties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Row800" style:family="table-row">
      <style:table-row-properties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803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804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805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806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807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Mines Rescue Services<text:s/></text:p>
      <text:p text:style-name="Normal">Name of Shaft<text:s/><text:span text:style-name="T2"><text:tab/></text:span><text:span text:style-name="T3"><text:tab/></text:span><text:span text:style-name="T4"><text:tab/></text:span><text:span text:style-name="T5"><text:tab/></text:span><text:span text:style-name="T6"><text:tab/></text:span>Compartment Served<text:span text:style-name="T7"><text:tab/></text:span><text:span text:style-name="T8"><text:tab/></text:span><text:span text:style-name="T9"><text:tab/></text:span><text:span text:style-name="T10"><text:tab/></text:span><text:span text:style-name="T11"><text:tab/></text:span>Date<text:span text:style-name="T12"><text:tab/></text:span><text:span text:style-name="T13"><text:tab/></text:span><text:span text:style-name="T14"><text:tab/></text:span><text:span text:style-name="T15"><text:tab/>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a xlink:href="file:///C:/Users/Natasha/Documents/winder%20logbook%20project/Logbook%20Winding%20Engine%20Drivers.odt" office:target-frame-name="_top" xlink:show="replace"><text:span text:style-name="T24">Logbook Winding Engine<text:s/></text:span><text:span text:style-name="T25">Drivers’</text:span></text:a><text:span text:style-name="T26"><text:s/></text:span><text:span text:style-name="T27">Logbook Winding Engine Drivers Daily Report Winding Engine Drive r</text:span><text:a xlink:href="file:///C:/Users/Natasha/Documents/winder%20logbook%20project/Appointment%20of%20persons%20to%20examine%20winding%20equipment.doc" office:target-frame-name="_top" xlink:show="replace"><text:span text:style-name="T28">Appointment of persons to examine winding equipment.doc</text:span></text:a></text:p>
          </table:table-cell>
          <table:table-cell table:style-name="TableCell29">
            <text:p text:style-name="P30">Morning Shift<text:s/></text:p>
          </table:table-cell>
          <table:table-cell table:style-name="TableCell31">
            <text:p text:style-name="P32">Afternoon Shaft<text:s/></text:p>
          </table:table-cell>
          <table:table-cell table:style-name="TableCell33">
            <text:p text:style-name="P34">Night Shift<text:s/></text:p>
          </table:table-cell>
        </table:table-row>
        <table:table-row table:style-name="TableRow35">
          <table:table-cell table:style-name="TableCell36">
            <text:p text:style-name="P37"><text:span text:style-name="T38">Time and duration of Shift</text:span><text:span text:style-name="T39"><text:s/></text:span><text:a xlink:href="file:///C:/Users/Natasha/Documents/winder%20logbook%20project/Duration%20of%20Winding%20Engine%20Drivers%20Shift.doc" office:target-frame-name="_top" xlink:show="replace"><text:span text:style-name="T40">Duration of Winding Engine Drivers Shift.doc</text:span></text:a></text:p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<text:span text:style-name="T50">Report on<text:s/></text:span><text:bookmark-start text:name="_Hlk57266227"/><text:span text:style-name="T51">condition of the Winder</text:span><text:span text:style-name="T52"><text:s/></text:span><text:bookmark-end text:name="_Hlk57266227"/><text:a xlink:href="file:///C:/Users/Natasha/Documents/winder%20logbook%20project/condition%20of%20the%20Winder.doc" office:target-frame-name="_top" xlink:show="replace"><text:span text:style-name="T53">condition of the Winder.doc</text:span></text:a>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<text:span text:style-name="T63">Conveyance:</text:span><text:span text:style-name="T64"><text:s/>Empty Weight of rescue cage-Reading on loadcell<text:s/></text:span>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<text:s text:c="18"/>Total weight of loaded conveyance (sandbags 700Kg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<text:span text:style-name="T83">Tight Rope:</text:span><text:span text:style-name="T84"><text:s/>Alarm<text:s/></text:span><text:span text:style-name="T85">operation test (Setting 20.0)</text:span>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<text:s text:c="18"/>Trip operation test (Setting 25.0)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<text:span text:style-name="T104">Slag Rope:</text:span><text:span text:style-name="T105"><text:s/>Alarm operation test (Setting 10.0)</text:span>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<text:s text:c="19"/>Trip operation test (Setting 7.5)<text:s/>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<text:span text:style-name="T124">Hand Brake:</text:span><text:span text:style-name="T125"><text:s/>Brake air gap measurement: <text:s/>Lefthand<text:s/></text:span><text:span text:style-name="T126">Brake</text:span>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<text:s text:c="77"/>Righthand Brake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<text:s text:c="19"/>Holding pressure: <text:s text:c="2"/>Lefthand<text:s/>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<text:s text:c="53"/>Righthand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<text:span text:style-name="T163">Overwind trip operation:</text:span><text:span text:style-name="T164"><text:s/>E-Lilly (+0.2m)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<text:span text:style-name="T174"><text:s text:c="47"/>E-Lilly underwind trip (-.8m)</text:span><text:span text:style-name="T175"><text:s text:c="43"/></text:span><text:span text:style-name="T176"><text:s text:c="2"/></text:span><text:span text:style-name="T177"><text:s/>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<text:s text:c="47"/>PLC (+0.3m)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<text:s text:c="47"/>PLC underwind trip (-1.5m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<text:s text:c="47"/>Ultimate overwind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<text:s text:c="47"/>Engineers Test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<text:span text:style-name="T223">Wrong Direction:</text:span><text:span text:style-name="T224"><text:s/></text:span><text:span text:style-name="T225">Power mode operational at ultimate trip position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<text:span text:style-name="T235">Back-out System:</text:span><text:span text:style-name="T236"><text:s/>Power firs-Before<text:s/></text:span><text:span text:style-name="T237">releasing brake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<text:span text:style-name="T247">Top of Wind:</text:span><text:span text:style-name="T248"><text:s/>Three-turn warning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<text:s text:c="25"/>Retardation<text:s/>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<text:s text:c="25"/>Top landing decelerometer test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Depth of bottom station landing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<text:span text:style-name="T285">Wrong Direction:</text:span><text:span text:style-name="T286"><text:s/>Power mode operation at underwind trip<text:s/></text:span><text:span text:style-name="T287">position</text:span>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<text:span text:style-name="T297">Bottom of Wind:</text:span><text:span text:style-name="T298"><text:s/>Warning and retardation</text:span>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<text:s text:c="32"/>Decelerometer Test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</table:table>
      <text:p text:style-name="P314"/>
      <table:table table:style-name="Table315">
        <table:table-columns>
          <table:table-column table:style-name="TableColumn316"/>
          <table:table-column table:style-name="TableColumn317"/>
          <table:table-column table:style-name="TableColumn318"/>
          <table:table-column table:style-name="TableColumn319"/>
          <table:table-column table:style-name="TableColumn320"/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 table:number-columns-spanned="2">
            <text:soft-page-break/>
            <text:p text:style-name="P325"><text:span text:style-name="T326">Winder Rope:</text:span><text:span text:style-name="T327"><text:s/>Front End ( 19.0/59.9/120.0)</text:span></text:p>
          </table:table-cell>
          <table:covered-table-cell/>
          <table:table-cell table:style-name="TableCell328" table:number-columns-spanned="2">
            <text:p text:style-name="P329"/>
          </table:table-cell>
          <table:covered-table-cell/>
          <table:table-cell table:style-name="TableCell330" table:number-columns-spanned="2">
            <text:p text:style-name="P331"/>
          </table:table-cell>
          <table:covered-table-cell/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 table:number-columns-spanned="2">
            <text:p text:style-name="P336"><text:s text:c="27"/>Rope attachment to the drum</text:p>
          </table:table-cell>
          <table:covered-table-cell/>
          <table:table-cell table:style-name="TableCell337" table:number-columns-spanned="2">
            <text:p text:style-name="P338"/>
          </table:table-cell>
          <table:covered-table-cell/>
          <table:table-cell table:style-name="TableCell339" table:number-columns-spanned="2">
            <text:p text:style-name="P340"/>
          </table:table-cell>
          <table:covered-table-cell/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 table:number-columns-spanned="2">
            <text:p text:style-name="P345"><text:s text:c="27"/>Rope attachment to the conveyance</text:p>
          </table:table-cell>
          <table:covered-table-cell/>
          <table:table-cell table:style-name="TableCell346" table:number-columns-spanned="2">
            <text:p text:style-name="P347"/>
          </table:table-cell>
          <table:covered-table-cell/>
          <table:table-cell table:style-name="TableCell348" table:number-columns-spanned="2">
            <text:p text:style-name="P349"/>
          </table:table-cell>
          <table:covered-table-cell/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 table:number-columns-spanned="2">
            <text:p text:style-name="P354"><text:s text:c="27"/>Rope attachment to the king bar</text:p>
          </table:table-cell>
          <table:covered-table-cell/>
          <table:table-cell table:style-name="TableCell355" table:number-columns-spanned="2">
            <text:p text:style-name="P356"/>
          </table:table-cell>
          <table:covered-table-cell/>
          <table:table-cell table:style-name="TableCell357" table:number-columns-spanned="2">
            <text:p text:style-name="P358"/>
          </table:table-cell>
          <table:covered-table-cell/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 table:number-columns-spanned="2">
            <text:p text:style-name="P363"><text:span text:style-name="T364">Loadcell:</text:span><text:span text:style-name="T365"><text:s/></text:span><text:span text:style-name="T366">Condition</text:span></text:p>
          </table:table-cell>
          <table:covered-table-cell/>
          <table:table-cell table:style-name="TableCell367" table:number-columns-spanned="2">
            <text:p text:style-name="P368"/>
          </table:table-cell>
          <table:covered-table-cell/>
          <table:table-cell table:style-name="TableCell369" table:number-columns-spanned="2">
            <text:p text:style-name="P370"/>
          </table:table-cell>
          <table:covered-table-cell/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 table:number-columns-spanned="2">
            <text:p text:style-name="P375"><text:s text:c="18"/>Operation</text:p>
          </table:table-cell>
          <table:covered-table-cell/>
          <table:table-cell table:style-name="TableCell376" table:number-columns-spanned="2">
            <text:p text:style-name="P377"/>
          </table:table-cell>
          <table:covered-table-cell/>
          <table:table-cell table:style-name="TableCell378" table:number-columns-spanned="2">
            <text:p text:style-name="P379"/>
          </table:table-cell>
          <table:covered-table-cell/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 table:number-columns-spanned="2">
            <text:p text:style-name="P384"><text:span text:style-name="T385">Spooling Device:<text:s/></text:span><text:span text:style-name="T386">Condition</text:span></text:p>
          </table:table-cell>
          <table:covered-table-cell/>
          <table:table-cell table:style-name="TableCell387" table:number-columns-spanned="2">
            <text:p text:style-name="P388"/>
          </table:table-cell>
          <table:covered-table-cell/>
          <table:table-cell table:style-name="TableCell389" table:number-columns-spanned="2">
            <text:p text:style-name="P390"/>
          </table:table-cell>
          <table:covered-table-cell/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 table:number-columns-spanned="2">
            <text:p text:style-name="P395"><text:s text:c="32"/>Operation</text:p>
          </table:table-cell>
          <table:covered-table-cell/>
          <table:table-cell table:style-name="TableCell396" table:number-columns-spanned="2">
            <text:p text:style-name="P397"/>
          </table:table-cell>
          <table:covered-table-cell/>
          <table:table-cell table:style-name="TableCell398" table:number-columns-spanned="2">
            <text:p text:style-name="P399"/>
          </table:table-cell>
          <table:covered-table-cell/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 table:number-columns-spanned="2">
            <text:p text:style-name="P404"><text:span text:style-name="T405">Sheave Wheel:</text:span><text:span text:style-name="T406"><text:s/>Condition<text:s/></text:span></text:p>
          </table:table-cell>
          <table:covered-table-cell/>
          <table:table-cell table:style-name="TableCell407" table:number-columns-spanned="2">
            <text:p text:style-name="P408"/>
          </table:table-cell>
          <table:covered-table-cell/>
          <table:table-cell table:style-name="TableCell409" table:number-columns-spanned="2">
            <text:p text:style-name="P410"/>
          </table:table-cell>
          <table:covered-table-cell/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 table:number-columns-spanned="2">
            <text:p text:style-name="P415"><text:s text:c="29"/>Spare Sheave wheel</text:p>
          </table:table-cell>
          <table:covered-table-cell/>
          <table:table-cell table:style-name="TableCell416" table:number-columns-spanned="2">
            <text:p text:style-name="P417"/>
          </table:table-cell>
          <table:covered-table-cell/>
          <table:table-cell table:style-name="TableCell418" table:number-columns-spanned="2">
            <text:p text:style-name="P419"/>
          </table:table-cell>
          <table:covered-table-cell/>
          <table:table-cell table:style-name="TableCell420">
            <text:p text:style-name="P421"/>
          </table:table-cell>
        </table:table-row>
        <table:table-row table:style-name="TableRow422">
          <table:table-cell table:style-name="TableCell423" table:number-columns-spanned="2">
            <text:p text:style-name="P424"><text:span text:style-name="T425">Conveyance:<text:s/></text:span><text:span text:style-name="T426">Door</text:span></text:p>
          </table:table-cell>
          <table:covered-table-cell/>
          <table:table-cell table:style-name="TableCell427" table:number-columns-spanned="2">
            <text:p text:style-name="P428"/>
          </table:table-cell>
          <table:covered-table-cell/>
          <table:table-cell table:style-name="TableCell429" table:number-columns-spanned="2">
            <text:p text:style-name="P430"/>
          </table:table-cell>
          <table:covered-table-cell/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 table:number-columns-spanned="2">
            <text:p text:style-name="P435"><text:s text:c="24"/>Chains</text:p>
          </table:table-cell>
          <table:covered-table-cell/>
          <table:table-cell table:style-name="TableCell436" table:number-columns-spanned="2">
            <text:p text:style-name="P437"/>
          </table:table-cell>
          <table:covered-table-cell/>
          <table:table-cell table:style-name="TableCell438" table:number-columns-spanned="2">
            <text:p text:style-name="P439"/>
          </table:table-cell>
          <table:covered-table-cell/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 table:number-columns-spanned="2">
            <text:p text:style-name="P444"><text:s text:c="24"/>Door closed interlock</text:p>
          </table:table-cell>
          <table:covered-table-cell/>
          <table:table-cell table:style-name="TableCell445" table:number-columns-spanned="2">
            <text:p text:style-name="P446"/>
          </table:table-cell>
          <table:covered-table-cell/>
          <table:table-cell table:style-name="TableCell447" table:number-columns-spanned="2">
            <text:p text:style-name="P448"/>
          </table:table-cell>
          <table:covered-table-cell/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 table:number-columns-spanned="2">
            <text:p text:style-name="P453"><text:span text:style-name="T454">No-Start:</text:span><text:span text:style-name="T455"><text:s/>Operational</text:span></text:p>
          </table:table-cell>
          <table:covered-table-cell/>
          <table:table-cell table:style-name="TableCell456" table:number-columns-spanned="2">
            <text:p text:style-name="P457"/>
          </table:table-cell>
          <table:covered-table-cell/>
          <table:table-cell table:style-name="TableCell458" table:number-columns-spanned="2">
            <text:p text:style-name="P459"/>
          </table:table-cell>
          <table:covered-table-cell/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 table:number-columns-spanned="2">
            <text:p text:style-name="P464"><text:s text:c="18"/>Time Duration<text:s/></text:p>
          </table:table-cell>
          <table:covered-table-cell/>
          <table:table-cell table:style-name="TableCell465" table:number-columns-spanned="2">
            <text:p text:style-name="P466"/>
          </table:table-cell>
          <table:covered-table-cell/>
          <table:table-cell table:style-name="TableCell467" table:number-columns-spanned="2">
            <text:p text:style-name="P468"/>
          </table:table-cell>
          <table:covered-table-cell/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 table:number-columns-spanned="2">
            <text:p text:style-name="P473"><text:span text:style-name="T474">Bell-Brake Interlock:</text:span><text:span text:style-name="T475"><text:s/>Operational<text:s/></text:span></text:p>
          </table:table-cell>
          <table:covered-table-cell/>
          <table:table-cell table:style-name="TableCell476" table:number-columns-spanned="2">
            <text:p text:style-name="P477"/>
          </table:table-cell>
          <table:covered-table-cell/>
          <table:table-cell table:style-name="TableCell478" table:number-columns-spanned="2">
            <text:p text:style-name="P479"/>
          </table:table-cell>
          <table:covered-table-cell/>
          <table:table-cell table:style-name="TableCell480">
            <text:p text:style-name="P481"/>
          </table:table-cell>
        </table:table-row>
        <table:table-row table:style-name="TableRow482">
          <table:table-cell table:style-name="TableCell483" table:number-columns-spanned="2">
            <text:p text:style-name="P484"><text:s text:c="39"/>Duration of time delay</text:p>
          </table:table-cell>
          <table:covered-table-cell/>
          <table:table-cell table:style-name="TableCell485" table:number-columns-spanned="2">
            <text:p text:style-name="P486"/>
          </table:table-cell>
          <table:covered-table-cell/>
          <table:table-cell table:style-name="TableCell487" table:number-columns-spanned="2">
            <text:p text:style-name="P488"/>
          </table:table-cell>
          <table:covered-table-cell/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 table:number-columns-spanned="2">
            <text:p text:style-name="P493"><text:span text:style-name="T494"><text:s/></text:span><text:span text:style-name="T495">Emergency Stop:</text:span><text:span text:style-name="T496"><text:s text:c="3"/>Operational <text:s text:c="36"/></text:span></text:p>
          </table:table-cell>
          <table:covered-table-cell/>
          <table:table-cell table:style-name="TableCell497" table:number-columns-spanned="2">
            <text:p text:style-name="P498"/>
          </table:table-cell>
          <table:covered-table-cell/>
          <table:table-cell table:style-name="TableCell499" table:number-columns-spanned="2">
            <text:p text:style-name="P500"/>
          </table:table-cell>
          <table:covered-table-cell/>
          <table:table-cell table:style-name="TableCell501">
            <text:p text:style-name="P502"/>
          </table:table-cell>
        </table:table-row>
        <table:table-row table:style-name="TableRow503">
          <table:table-cell table:style-name="TableCell504" table:number-columns-spanned="2">
            <text:p text:style-name="P505"><text:s text:c="35"/>Conveyance e-Stop</text:p>
          </table:table-cell>
          <table:covered-table-cell/>
          <table:table-cell table:style-name="TableCell506" table:number-columns-spanned="2">
            <text:p text:style-name="P507"/>
          </table:table-cell>
          <table:covered-table-cell/>
          <table:table-cell table:style-name="TableCell508" table:number-columns-spanned="2">
            <text:p text:style-name="P509"/>
          </table:table-cell>
          <table:covered-table-cell/>
          <table:table-cell table:style-name="TableCell510">
            <text:p text:style-name="P511"/>
          </table:table-cell>
        </table:table-row>
        <table:table-row table:style-name="TableRow512">
          <table:table-cell table:style-name="TableCell513" table:number-columns-spanned="2">
            <text:p text:style-name="P514"><text:span text:style-name="T515">Communication System:<text:s/></text:span><text:span text:style-name="T516">Shaft Radio<text:s/></text:span></text:p>
          </table:table-cell>
          <table:covered-table-cell/>
          <table:table-cell table:style-name="TableCell517" table:number-columns-spanned="2">
            <text:p text:style-name="P518"/>
          </table:table-cell>
          <table:covered-table-cell/>
          <table:table-cell table:style-name="TableCell519" table:number-columns-spanned="2">
            <text:p text:style-name="P520"/>
          </table:table-cell>
          <table:covered-table-cell/>
          <table:table-cell table:style-name="TableCell521">
            <text:p text:style-name="P522"/>
          </table:table-cell>
        </table:table-row>
        <table:table-row table:style-name="TableRow523">
          <table:table-cell table:style-name="TableCell524" table:number-columns-spanned="2">
            <text:p text:style-name="P525"><text:s text:c="46"/>Bandoleer Radio</text:p>
          </table:table-cell>
          <table:covered-table-cell/>
          <table:table-cell table:style-name="TableCell526" table:number-columns-spanned="2">
            <text:p text:style-name="P527"/>
          </table:table-cell>
          <table:covered-table-cell/>
          <table:table-cell table:style-name="TableCell528" table:number-columns-spanned="2">
            <text:p text:style-name="P529"/>
          </table:table-cell>
          <table:covered-table-cell/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 table:number-columns-spanned="2">
            <text:p text:style-name="P534"><text:s text:c="46"/>Conveyance communication system</text:p>
          </table:table-cell>
          <table:covered-table-cell/>
          <table:table-cell table:style-name="TableCell535" table:number-columns-spanned="2">
            <text:p text:style-name="P536"/>
          </table:table-cell>
          <table:covered-table-cell/>
          <table:table-cell table:style-name="TableCell537" table:number-columns-spanned="2">
            <text:p text:style-name="P538"/>
          </table:table-cell>
          <table:covered-table-cell/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 table:number-columns-spanned="2">
            <text:p text:style-name="P543"><text:span text:style-name="T544">Truck Outriggers:</text:span><text:span text:style-name="T545"><text:s/>Operation<text:s/></text:span></text:p>
          </table:table-cell>
          <table:covered-table-cell/>
          <table:table-cell table:style-name="TableCell546" table:number-columns-spanned="2">
            <text:p text:style-name="P547"/>
          </table:table-cell>
          <table:covered-table-cell/>
          <table:table-cell table:style-name="TableCell548" table:number-columns-spanned="2">
            <text:p text:style-name="P549"/>
          </table:table-cell>
          <table:covered-table-cell/>
          <table:table-cell table:style-name="TableCell550">
            <text:p text:style-name="P551"/>
          </table:table-cell>
        </table:table-row>
        <table:table-row table:style-name="TableRow552">
          <table:table-cell table:style-name="TableCell553" table:number-columns-spanned="2">
            <text:p text:style-name="P554"><text:s text:c="33"/>Condition<text:s/></text:p>
          </table:table-cell>
          <table:covered-table-cell/>
          <table:table-cell table:style-name="TableCell555" table:number-columns-spanned="2">
            <text:p text:style-name="P556"/>
          </table:table-cell>
          <table:covered-table-cell/>
          <table:table-cell table:style-name="TableCell557" table:number-columns-spanned="2">
            <text:p text:style-name="P558"/>
          </table:table-cell>
          <table:covered-table-cell/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 table:number-columns-spanned="2">
            <text:p text:style-name="P563"><text:span text:style-name="T564">Winder Speed:</text:span><text:span text:style-name="T565"><text:s/>Full Speed Operation (1.5m)</text:span></text:p>
          </table:table-cell>
          <table:covered-table-cell/>
          <table:table-cell table:style-name="TableCell566" table:number-columns-spanned="2">
            <text:p text:style-name="P567"/>
          </table:table-cell>
          <table:covered-table-cell/>
          <table:table-cell table:style-name="TableCell568" table:number-columns-spanned="2">
            <text:p text:style-name="P569"/>
          </table:table-cell>
          <table:covered-table-cell/>
          <table:table-cell table:style-name="TableCell570">
            <text:p text:style-name="P571"/>
          </table:table-cell>
        </table:table-row>
        <table:table-row table:style-name="TableRow572">
          <table:table-cell table:style-name="TableCell573" table:number-columns-spanned="2">
            <text:p text:style-name="P574">Depth available in Shaft to bottom</text:p>
          </table:table-cell>
          <table:covered-table-cell/>
          <table:table-cell table:style-name="TableCell575" table:number-columns-spanned="2">
            <text:p text:style-name="P576"/>
          </table:table-cell>
          <table:covered-table-cell/>
          <table:table-cell table:style-name="TableCell577" table:number-columns-spanned="2">
            <text:p text:style-name="P578"/>
          </table:table-cell>
          <table:covered-table-cell/>
          <table:table-cell table:style-name="TableCell579">
            <text:p text:style-name="P580"/>
          </table:table-cell>
        </table:table-row>
        <table:table-row table:style-name="TableRow581">
          <table:table-cell table:style-name="TableCell582" table:number-columns-spanned="2">
            <text:p text:style-name="P583">Last Signal Received</text:p>
          </table:table-cell>
          <table:covered-table-cell/>
          <table:table-cell table:style-name="TableCell584" table:number-columns-spanned="2">
            <text:p text:style-name="P585"/>
          </table:table-cell>
          <table:covered-table-cell/>
          <table:table-cell table:style-name="TableCell586" table:number-columns-spanned="2">
            <text:p text:style-name="P587"/>
          </table:table-cell>
          <table:covered-table-cell/>
          <table:table-cell table:style-name="TableCell588">
            <text:p text:style-name="P589"/>
          </table:table-cell>
        </table:table-row>
        <table:table-row table:style-name="TableRow590">
          <table:table-cell table:style-name="TableCell591" table:number-columns-spanned="2">
            <text:p text:style-name="P592">Last Signal Given</text:p>
          </table:table-cell>
          <table:covered-table-cell/>
          <table:table-cell table:style-name="TableCell593" table:number-columns-spanned="2">
            <text:p text:style-name="P594">Bank</text:p>
          </table:table-cell>
          <table:covered-table-cell/>
          <table:table-cell table:style-name="TableCell595" table:number-columns-spanned="2">
            <text:p text:style-name="P596">Bank</text:p>
          </table:table-cell>
          <table:covered-table-cell/>
          <table:table-cell table:style-name="TableCell597">
            <text:p text:style-name="P598">Bank</text:p>
          </table:table-cell>
        </table:table-row>
        <table:table-row table:style-name="TableRow599">
          <table:table-cell table:style-name="TableCell600" table:number-columns-spanned="2">
            <text:p text:style-name="P601"/>
          </table:table-cell>
          <table:covered-table-cell/>
          <table:table-cell table:style-name="TableCell602" table:number-columns-spanned="2">
            <text:p text:style-name="P603">Shaft</text:p>
          </table:table-cell>
          <table:covered-table-cell/>
          <table:table-cell table:style-name="TableCell604" table:number-columns-spanned="2">
            <text:p text:style-name="P605">Shaft<text:s/></text:p>
          </table:table-cell>
          <table:covered-table-cell/>
          <table:table-cell table:style-name="TableCell606">
            <text:p text:style-name="P607">Shaft</text:p>
          </table:table-cell>
        </table:table-row>
        <table:table-row table:style-name="TableRow608">
          <table:table-cell table:style-name="TableCell609" table:number-columns-spanned="2">
            <text:p text:style-name="P610">Winding Engine Driver Signature<text:s/></text:p>
          </table:table-cell>
          <table:covered-table-cell/>
          <table:table-cell table:style-name="TableCell611" table:number-columns-spanned="2">
            <text:p text:style-name="P612"/>
          </table:table-cell>
          <table:covered-table-cell/>
          <table:table-cell table:style-name="TableCell613" table:number-columns-spanned="2">
            <text:p text:style-name="P614"/>
          </table:table-cell>
          <table:covered-table-cell/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>
            <text:p text:style-name="P619"/>
          </table:table-cell>
          <table:table-cell table:style-name="TableCell620">
            <text:p text:style-name="P621">Time</text:p>
          </table:table-cell>
          <table:table-cell table:style-name="TableCell622">
            <text:p text:style-name="P623">Signature</text:p>
          </table:table-cell>
          <table:table-cell table:style-name="TableCell624">
            <text:p text:style-name="P625">Winding Engine Driver Signature</text:p>
          </table:table-cell>
          <table:table-cell table:style-name="TableCell626">
            <text:p text:style-name="P627">Time Completed</text:p>
          </table:table-cell>
          <table:table-cell table:style-name="TableCell628">
            <text:p text:style-name="P629">Signature</text:p>
          </table:table-cell>
          <table:table-cell table:style-name="TableCell630">
            <text:p text:style-name="P631">Winding Engine Driver Signature</text:p>
          </table:table-cell>
        </table:table-row>
        <table:table-row table:style-name="TableRow632">
          <table:table-cell table:style-name="TableCell633">
            <text:p text:style-name="P634">Fitter Conveyance Examination<text:s/></text:p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</table:table-row>
        <table:table-row table:style-name="TableRow647">
          <table:table-cell table:style-name="TableCell648">
            <text:p text:style-name="P649">Fitter Daily Examination<text:s/></text:p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</table:table-row>
        <table:table-row table:style-name="TableRow662">
          <table:table-cell table:style-name="TableCell663">
            <text:p text:style-name="P664">Boilermaker Conveyance<text:s/>Examination</text:p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</table:table-row>
        <table:table-row table:style-name="TableRow677">
          <table:table-cell table:style-name="TableCell678">
            <text:p text:style-name="P679">Electrician Daily Winder Examination</text:p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</table:table-row>
        <table:table-row table:style-name="TableRow692">
          <table:table-cell table:style-name="TableCell693">
            <text:p text:style-name="P694">Rigger Rope Examination</text:p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</table:table-row>
        <text:soft-page-break/>
        <table:table-row table:style-name="TableRow707">
          <table:table-cell table:style-name="TableCell708">
            <text:p text:style-name="P709">Fitter Working on Winder</text:p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</table:table-row>
        <table:table-row table:style-name="TableRow722">
          <table:table-cell table:style-name="TableCell723">
            <text:p text:style-name="P724">Electrician Working on Winder</text:p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</table:table-row>
        <table:table-row table:style-name="TableRow737">
          <table:table-cell table:style-name="TableCell738">
            <text:p text:style-name="P739">Rigger Working on Ropes<text:s/></text:p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</table:table-row>
        <table:table-row table:style-name="TableRow752">
          <table:table-cell table:style-name="TableCell753">
            <text:p text:style-name="P754">Engineer Working on Wider</text:p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</table:table-row>
        <table:table-row table:style-name="TableRow767">
          <table:table-cell table:style-name="TableCell768">
            <text:p text:style-name="P769">Shaft Examination</text:p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</table:table-row>
        <table:table-row table:style-name="TableRow782"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</table:table-row>
        <table:table-row table:style-name="TableRow797">
          <table:table-cell table:style-name="TableCell798" table:number-columns-spanned="7">
            <text:p text:style-name="P799">Report any Defects /Dangerous Practic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0">
          <table:table-cell table:style-name="TableCell801" table:number-columns-spanned="7">
            <text:p text:style-name="P802">Special instructions or Warnings to the Winding Engine Driver</text:p>
            <text:p text:style-name="P803"/>
            <text:p text:style-name="P804"/>
            <text:p text:style-name="P805"/>
            <text:p text:style-name="P80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t.verwey@outlook.com</meta:initial-creator>
    <dc:creator>gert.verwey@outlook.com</dc:creator>
    <meta:creation-date>2020-11-26T06:26:00Z</meta:creation-date>
    <dc:date>2020-11-27T07:23:00Z</dc:date>
    <meta:template xlink:href="Normal" xlink:type="simple"/>
    <meta:editing-cycles>6</meta:editing-cycles>
    <meta:editing-duration>PT5400S</meta:editing-duration>
    <meta:document-statistic meta:page-count="3" meta:paragraph-count="8" meta:word-count="647" meta:character-count="4329" meta:row-count="30" meta:non-whitespace-character-count="3690"/>
  </office:meta>
</office:document-meta>
</file>